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070d4b"/>
    </style:style>
    <style:style style:name="P2" style:family="paragraph" style:parent-style-name="Text_20_body">
      <style:text-properties fo:language="en" fo:country="US" officeooo:rsid="000ba952" officeooo:paragraph-rsid="000ba952"/>
    </style:style>
    <style:style style:name="P3" style:family="paragraph" style:parent-style-name="Text_20_body" style:list-style-name="L1">
      <style:text-properties fo:language="en" fo:country="US" officeooo:rsid="000ba952" officeooo:paragraph-rsid="000ba952"/>
    </style:style>
    <style:style style:name="P4" style:family="paragraph" style:parent-style-name="Text_20_body" style:list-style-name="L3">
      <style:text-properties fo:language="en" fo:country="US" officeooo:rsid="000bf60a" officeooo:paragraph-rsid="000bf60a"/>
    </style:style>
    <style:style style:name="P5" style:family="paragraph" style:parent-style-name="Text_20_body" style:list-style-name="L2">
      <style:text-properties fo:language="en" fo:country="US" officeooo:rsid="000bf60a" officeooo:paragraph-rsid="000bf60a"/>
    </style:style>
    <style:style style:name="P6" style:family="paragraph" style:parent-style-name="Text_20_body" style:list-style-name="L1">
      <style:text-properties fo:language="en" fo:country="US" officeooo:rsid="000d2a91" officeooo:paragraph-rsid="000d2a91"/>
    </style:style>
    <style:style style:name="P7" style:family="paragraph" style:parent-style-name="Text_20_body" style:list-style-name="L1">
      <style:text-properties fo:language="en" fo:country="US" officeooo:rsid="000d2a91" officeooo:paragraph-rsid="000d4ee3"/>
    </style:style>
    <style:style style:name="P8" style:family="paragraph" style:parent-style-name="Heading_20_1">
      <style:text-properties fo:language="en" fo:country="US" officeooo:paragraph-rsid="00070d4b"/>
    </style:style>
    <style:style style:name="P9" style:family="paragraph" style:parent-style-name="Heading_20_2">
      <style:text-properties fo:language="en" fo:country="US" officeooo:paragraph-rsid="00070d4b"/>
    </style:style>
    <style:style style:name="P10" style:family="paragraph" style:parent-style-name="Heading_20_2">
      <style:text-properties fo:language="en" fo:country="US" officeooo:rsid="000ad496" officeooo:paragraph-rsid="00070d4b"/>
    </style:style>
    <style:style style:name="P11" style:family="paragraph" style:parent-style-name="Heading_20_3">
      <style:text-properties fo:language="en" fo:country="US"/>
    </style:style>
    <style:style style:name="T1" style:family="text">
      <style:text-properties officeooo:rsid="00193663"/>
    </style:style>
    <style:style style:name="T2" style:family="text">
      <style:text-properties officeooo:rsid="000ba952"/>
    </style:style>
    <style:style style:name="T3" style:family="text">
      <style:text-properties officeooo:rsid="000d4e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How to <text:span text:style-name="T2">Review Code</text:span></text:h>
      <text:p text:style-name="P1"/>
      <text:h text:style-name="P9" text:outline-level="2">Aim</text:h>
      <text:p text:style-name="P2">Explain how to review code.</text:p>
      <text:h text:style-name="P9" text:outline-level="2">How to</text:h>
      <text:p text:style-name="P2">Do in two separated times: Manually and Automatically.</text:p>
      <text:h text:style-name="P11" text:outline-level="3">Manually</text:h>
      <text:list xml:id="list3709544393245572628" text:style-name="L1">
        <text:list-item>
          <text:p text:style-name="P3">Do it continuously, i.e, at each commit</text:p>
        </text:list-item>
        <text:list-item>
          <text:p text:style-name="P3">Follow the rules:</text:p>
          <text:list>
            <text:list-item>
              <text:p text:style-name="P6"><text:span text:style-name="T3">Correctly</text:span> Log</text:p>
            </text:list-item>
            <text:list-item>
              <text:p text:style-name="P6"><text:span text:style-name="T3">Correctly</text:span> create JSP</text:p>
            </text:list-item>
            <text:list-item>
              <text:p text:style-name="P7"><text:span text:style-name="T3">Correctly</text:span> create DAO</text:p>
            </text:list-item>
            <text:list-item>
              <text:p text:style-name="P7"><text:span text:style-name="T3">Correctly</text:span> commit</text:p>
            </text:list-item>
            <text:list-item>
              <text:p text:style-name="P7"><text:span text:style-name="T3">Correctly</text:span> handle errors</text:p>
            </text:list-item>
          </text:list>
        </text:list-item>
        <text:list-item>
          <text:p text:style-name="P3">Each rule has to be declared as a “How to card” into the “docs/coding rules” directory</text:p>
        </text:list-item>
        <text:list-item>
          <text:p text:style-name="P3">If a commit does not respect a rule:</text:p>
          <text:list>
            <text:list-item>
              <text:p text:style-name="P3">Comment the associated line or file or commit that broke the rule</text:p>
            </text:list-item>
            <text:list-item>
              <text:p text:style-name="P3">Optionally indicate a better way to do it by pointing to the correct “How to card”</text:p>
            </text:list-item>
          </text:list>
        </text:list-item>
      </text:list>
      <text:h text:style-name="P11" text:outline-level="3">Automatically</text:h>
      <text:list xml:id="list2608799440736514361" text:style-name="L3">
        <text:list-item>
          <text:p text:style-name="P4">Sonar takes care about checking code quality. If code quality is correct, then code is deployed</text:p>
        </text:list-item>
      </text:list>
      <text:h text:style-name="P10" text:outline-level="2">Note<text:span text:style-name="T1">s</text:span></text:h>
      <text:list xml:id="list8893798612125369514" text:style-name="L2">
        <text:list-item>
          <text:p text:style-name="P5">Sonar is currently only reachable locally at <text:a xlink:type="simple" xlink:href="http://192.168.134.35:8211/sonar/dashboard/index/6695">http://192.168.134.35:8211/sonar/dashboard/index/6695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de" style:family="paragraph" style:parent-style-name="Standard">
      <style:paragraph-properties fo:margin-left="0cm" fo:margin-right="0cm" fo:text-align="start" style:justify-single-word="false" fo:text-indent="0cm" style:auto-text-indent="false" fo:background-color="#eeeeee" fo:padding="0.101cm" fo:border="0.06pt dotted #cccccc" style:shadow="none">
        <style:tab-stops/>
        <style:background-image/>
      </style:paragraph-properties>
      <style:text-properties style:font-name="Courier 10 Pitch" fo:font-family="'Courier 10 Pitch'" style:font-style-name="Normal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1:17:56.446613526</meta:creation-date>
    <dc:date>2014-08-26T11:18:01.612439664</dc:date>
    <meta:editing-duration>PT5M41S</meta:editing-duration>
    <meta:editing-cycles>10</meta:editing-cycles>
    <meta:generator>LibreOffice/4.2.4.2$Linux_X86_64 LibreOffice_project/420m0$Build-2</meta:generator>
    <meta:document-statistic meta:table-count="0" meta:image-count="0" meta:object-count="0" meta:page-count="1" meta:paragraph-count="21" meta:word-count="135" meta:character-count="757" meta:non-whitespace-character-count="656"/>
  </office:meta>
</office:document-meta>
</file>